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subtitle">
      <style:graphic-properties draw:fill-color="#ffffff" fo:min-height="12.19cm"/>
      <style:paragraph-properties style:writing-mode="lr-tb"/>
    </style:style>
    <style:style style:name="pr2" style:family="presentation" style:parent-style-name="Výchozí-notes">
      <style:graphic-properties draw:fill-color="#ffffff" fo:min-height="13.364cm"/>
      <style:paragraph-properties style:writing-mode="lr-tb"/>
    </style:style>
    <style:style style:name="pr3" style:family="presentation" style:parent-style-name="Výchozí-title">
      <style:graphic-properties fo:min-height="2.629cm"/>
      <style:paragraph-properties style:writing-mode="lr-tb"/>
    </style:style>
    <style:style style:name="pr4" style:family="presentation" style:parent-style-name="Výchozí-subtitle">
      <style:graphic-properties draw:fill-color="#ffffff" fo:min-height="9.134cm"/>
      <style:paragraph-properties style:writing-mode="lr-tb"/>
    </style:style>
    <style:style style:name="pr5" style:family="presentation" style:parent-style-name="Výchozí-title">
      <style:graphic-properties draw:auto-grow-height="true" fo:min-height="2.629cm"/>
      <style:paragraph-properties style:writing-mode="lr-tb"/>
    </style:style>
    <style:style style:name="pr6" style:family="presentation" style:parent-style-name="Výchozí-outline1">
      <style:graphic-properties fo:min-height="4.106cm"/>
      <style:paragraph-properties style:writing-mode="lr-tb"/>
    </style:style>
    <style:style style:name="pr7" style:family="presentation" style:parent-style-name="Výchozí-outline1">
      <style:graphic-properties fo:min-height="8.884cm"/>
      <style:paragraph-properties style:writing-mode="lr-tb"/>
    </style:style>
    <style:style style:name="pr8" style:family="presentation" style:parent-style-name="Výchozí-subtitle">
      <style:graphic-properties draw:fill-color="#ffffff" fo:min-height="11.39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fo:text-align="justify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Svobodný a open source softwa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Svobodný software</text:p>
          </draw:text-box>
        </draw:frame>
        <draw:frame presentation:style-name="pr4" draw:text-style-name="P1" draw:layer="layout" svg:width="25.199cm" svg:height="9.134cm" svg:x="1.4cm" svg:y="3.685cm" presentation:class="subtitle" presentation:user-transformed="true">
          <draw:text-box>
            <text:p text:style-name="P3">Svobodný software je software, který každý může libovolného důvodu kopírovat, měnit, učit se na něm a šířit. U svobodného softwaru se tedy mluví o volnosti místo ceny. Svobodný software lze bezplatně či za částku šířit, provozovat u něj technickou podporu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0">
        <draw:frame presentation:style-name="pr5" draw:text-style-name="P2" draw:layer="layout" svg:width="25.199cm" svg:height="2.629cm" svg:x="1.4cm" svg:y="0.628cm" presentation:class="title">
          <draw:text-box>
            <text:p>Open source software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Otevřený software je software s otevřeným zdrojovým kódem. Lze u něj číst (a upravovat) zdrojový kód ale i licenci. Licence je v tomto případě důležitá, jelikož specifikuje, jaká práva k otevřenému kódu uživatel získá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0">
        <draw:frame presentation:style-name="pr5" draw:text-style-name="P2" draw:layer="layout" svg:width="25.199cm" svg:height="2.629cm" svg:x="1.4cm" svg:y="0.628cm" presentation:class="title">
          <draw:text-box>
            <text:p>Proprietární software</text:p>
          </draw:text-box>
        </draw:frame>
        <draw:frame presentation:style-name="pr4" draw:text-style-name="P1" draw:layer="layout" svg:width="25.199cm" svg:height="9.134cm" svg:x="1.4cm" svg:y="3.685cm" presentation:class="subtitle">
          <draw:text-box>
            <text:p>Prop. software nemá zpravidla volně přístupný zdrojový kód, nelze v něm dělat úpravy a následně dílo distibuovat. Autor u něho upravuje licencí EULA (či jiným způsobem) používání softwaru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14">
        <draw:frame presentation:style-name="pr5" draw:text-style-name="P2" draw:layer="layout" svg:width="25.199cm" svg:height="2.629cm" svg:x="1.4cm" svg:y="0.628cm" presentation:class="title">
          <draw:text-box>
            <text:p>Výhody a nevýhody</text:p>
          </draw:text-box>
        </draw:frame>
        <draw:frame presentation:style-name="pr6" draw:text-style-name="P5" draw:layer="layout" svg:width="25.199cm" svg:height="4.356cm" svg:x="1.4cm" svg:y="3.685cm" presentation:class="outline">
          <draw:text-box>
            <text:list text:style-name="L2">
              <text:list-item>
                <text:p text:style-name="P4"><text:span text:style-name="T1">Open-source software má nevýhodu ve své otevřenosti: kdokoliv </text:span><text:span text:style-name="T1">může najít bezpečnostní chybu a využít jí. Zároveň ale je tu výhoda že </text:span><text:span text:style-name="T1">na ten samý kód se dívá denně spousta lidí tudíž se chyba rychleji </text:span><text:span text:style-name="T1">opraví.</text:span></text:p>
              </text:list-item>
            </text:list>
          </draw:text-box>
        </draw:frame>
        <draw:frame presentation:style-name="pr6" draw:text-style-name="P5" draw:layer="layout" svg:width="25.199cm" svg:height="4.356cm" svg:x="1.4cm" svg:y="8.456cm" presentation:class="outline">
          <draw:text-box>
            <text:list text:style-name="L2">
              <text:list-item>
                <text:p text:style-name="P4"><text:span text:style-name="T1">Proprietární software má mezi výhodami silnou uživatelskou základnu, </text:span><text:span text:style-name="T1">nevýhodou ale je, že vydavatel si může za služby účtovat jakoukoliv </text:span><text:span text:style-name="T1">cenu a omezovat využití programu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4T1">
        <draw:frame presentation:style-name="pr3" draw:text-style-name="P2" draw:layer="layout" svg:width="25.199cm" svg:height="2.629cm" svg:x="1.4cm" svg:y="0.627cm" presentation:class="title" presentation:user-transformed="true">
          <draw:text-box>
            <text:p><text:span text:style-name="T2">Příklady českého svobodného softwaru</text:span></text:p>
          </draw:text-box>
        </draw:frame>
        <draw:frame presentation:style-name="pr7" draw:text-style-name="P2" draw:layer="layout" svg:width="25.199cm" svg:height="9.134cm" svg:x="1.4cm" svg:y="3.685cm" presentation:class="outline">
          <draw:text-box>
            <text:list text:style-name="L2">
              <text:list-item>
                <text:p>Titel <text:span text:style-name="T1">(</text:span><text:span text:style-name="T1"><text:a xlink:href="http://github.com/pisekpiskovec/Titel_WinForm/" xlink:type="simple">GitHub</text:a></text:span><text:span text:style-name="T1">) </text:span></text:p>
              </text:list-item>
              <text:list-item>
                <text:p><text:span text:style-name="T3">Fast Arrow 1.5/Cr </text:span><text:span text:style-name="T1">(</text:span><text:span text:style-name="T1"><text:a xlink:href="http://github.com/pisekpiskovec/Fast-Arrow-1.5_Cr" xlink:type="simple">GitHub</text:a></text:span><text:span text:style-name="T1">)</text:span></text:p>
              </text:list-item>
              <text:list-item>
                <text:p><text:span text:style-name="T4">Datovka/iDatovka</text:span></text:p>
              </text:list-item>
              <text:list-item>
                <text:p><text:span text:style-name="T4">Teblexi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5T3">
        <draw:frame presentation:style-name="pr5" draw:text-style-name="P2" draw:layer="layout" svg:width="25.199cm" svg:height="2.629cm" svg:x="1.4cm" svg:y="0.628cm" presentation:class="title">
          <draw:text-box>
            <text:p><text:span text:style-name="T5">Příklady zahraničního svobodného softwaru</text:span></text:p>
          </draw:text-box>
        </draw:frame>
        <draw:frame presentation:style-name="pr7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FelidaBrowser (</text:span><text:span text:style-name="T4"><text:a xlink:href="https://github.com/raluvy95/FelidaBrowser" xlink:type="simple">GitHub</text:a></text:span><text:span text:style-name="T4">)</text:span></text:p>
              </text:list-item>
              <text:list-item>
                <text:p><text:span text:style-name="T4">GNOME (</text:span><text:span text:style-name="T4"><text:a xlink:href="https://gitlab.gnome.org/GNOME" xlink:type="simple">GitLab</text:a></text:span><text:span text:style-name="T4">)</text:span></text:p>
              </text:list-item>
              <text:list-item>
                <text:p><text:span text:style-name="T4">KDE Plasma (</text:span><text:span text:style-name="T4"><text:a xlink:href="https://invent.kde.org/plasma" xlink:type="simple">GitLab</text:a></text:span><text:span text:style-name="T4">)</text:span></text:p>
              </text:list-item>
              <text:list-item>
                <text:p><text:span text:style-name="T4">Blender</text:span></text:p>
              </text:list-item>
              <text:list-item>
                <text:p><text:span text:style-name="T4">Firefox</text:span></text:p>
              </text:list-item>
              <text:list-item>
                <text:p><text:span text:style-name="T4">Thunderbird</text:span></text:p>
              </text:list-item>
              <text:list-item>
                <text:p><text:span text:style-name="T4">Chromium (</text:span><text:span text:style-name="T4"><text:a xlink:href="https://github.com/chromium/chromium" xlink:type="simple">GitHub</text:a></text:span><text:span text:style-name="T4">)</text:span></text:p>
              </text:list-item>
              <text:list-item>
                <text:p><text:span text:style-name="T4">Android (</text:span><text:span text:style-name="T4"><text:a xlink:href="https://github.com/android" xlink:type="simple">GitHub</text:a></text:span><text:span text:style-name="T4">)</text:span></text:p>
              </text:list-item>
              <text:list-item>
                <text:p><text:span text:style-name="T4">Debian</text:span></text:p>
              </text:list-item>
              <text:list-item>
                <text:p><text:span text:style-name="T4">MATE (</text:span><text:span text:style-name="T4"><text:a xlink:href="https://github.com/mate-desktop/" xlink:type="simple">GitHub</text:a></text:span><text:span text:style-name="T4">)</text:span></text:p>
              </text:list-item>
              <text:list-item>
                <text:p><text:span text:style-name="T4">Cinnamon (</text:span><text:span text:style-name="T4"><text:a xlink:href="https://github.com/linuxmint/cinnamon" xlink:type="simple">GitHub</text:a></text:span><text:span text:style-name="T4">)</text:span></text:p>
              </text:list-item>
              <text:list-item>
                <text:p><text:span text:style-name="T4">LXQt (</text:span><text:span text:style-name="T4"><text:a xlink:href="https://github.com/lxqt/lxqt" xlink:type="simple">GitHub</text:a></text:span><text:span text:style-name="T4">)</text:span></text:p>
              </text:list-item>
              <text:list-item>
                <text:p><text:span text:style-name="T4">LXDE (</text:span><text:span text:style-name="T4"><text:a xlink:href="https://github.com/lxde" xlink:type="simple">GitHub</text:a></text:span><text:span text:style-name="T4">)</text:span></text:p>
              </text:list-item>
              <text:list-item>
                <text:p><text:span text:style-name="T4">Xfce (</text:span><text:span text:style-name="T4"><text:a xlink:href="https://gitlab.xfce.org/" xlink:type="simple">GitLab</text:a></text:span><text:span text:style-name="T4">)</text:span></text:p>
              </text:list-item>
            </text:list>
          </draw:text-box>
        </draw:frame>
        <draw:frame presentation:style-name="pr7" draw:text-style-name="P2" draw:layer="layout" svg:width="12.297cm" svg:height="9.134cm" svg:x="14.313cm" svg:y="3.685cm" presentation:class="outline">
          <draw:text-box>
            <text:list text:style-name="L2">
              <text:list-item>
                <text:p text:style-name="P6"><text:span text:style-name="T4">TauOS (</text:span><text:span text:style-name="T4"><text:a xlink:href="https://github.com/tau-OS" xlink:type="simple">GitHub</text:a></text:span><text:span text:style-name="T4">)</text:span></text:p>
              </text:list-item>
              <text:list-item>
                <text:p text:style-name="P6"><text:span text:style-name="T4">LibreOffice (</text:span><text:span text:style-name="T4"><text:a xlink:href="https://git.libreoffice.org/core" xlink:type="simple">Gitiles</text:a></text:span><text:span text:style-name="T4">)</text:span></text:p>
              </text:list-item>
              <text:list-item>
                <text:p>Amberol (<text:a xlink:href="https://gitlab.gnome.org/World/amberol" xlink:type="simple">GitLab</text:a>)</text:p>
              </text:list-item>
              <text:list-item>
                <text:p>Teams for Linux (<text:a xlink:href="https://github.com/IsmaelMartinez/teams-for-linux" xlink:type="simple">GitHub</text:a>)</text:p>
              </text:list-item>
              <text:list-item>
                <text:p>Kate (<text:a xlink:href="https://invent.kde.org/utilities/kate" xlink:type="simple">GitLab</text:a>)</text:p>
              </text:list-item>
              <text:list-item>
                <text:p>Krita (<text:a xlink:href="https://invent.kde.org/graphics/krita" xlink:type="simple">GitLab</text:a>)</text:p>
              </text:list-item>
              <text:list-item>
                <text:p>Elisa (<text:a xlink:href="https://invent.kde.org/multimedia/elisa" xlink:type="simple">GitLab</text:a>)</text:p>
              </text:list-item>
              <text:list-item>
                <text:p>Kuro (<text:a xlink:href="https://github.com/davidsmorais/kuro" xlink:type="simple">GitHub</text:a>)</text:p>
              </text:list-item>
              <text:list-item>
                <text:p>VSCode (<text:a xlink:href="https://github.com/microsoft/vscode" xlink:type="simple">GitHub</text:a>)</text:p>
              </text:list-item>
              <text:list-item>
                <text:p>KeePassXC (<text:a xlink:href="https://github.com/keepassxreboot" xlink:type="simple">GitHub</text:a>)</text:p>
              </text:list-item>
              <text:list-item>
                <text:p>Celluloid (<text:a xlink:href="https://github.com/celluloid-player/celluloid" xlink:type="simple">GitHub</text:a>)</text:p>
              </text:list-item>
              <text:list-item>
                <text:p>Audacity (<text:a xlink:href="https://github.com/audacity/audacity" xlink:type="simple">GitHub</text:a>)</text:p>
              </text:list-item>
              <text:list-item>
                <text:p>Windows Calculator (<text:a xlink:href="https://github.com/microsoft/calculator" xlink:type="simple">GitHub</text:a>)</text:p>
              </text:list-item>
              <text:list-item>
                <text:p>Jolly (<text:a xlink:href="https://github.com/duckyondiscord/jolly" xlink:type="simple">GitHub</text:a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Linus Torvalds</text:p>
          </draw:text-box>
        </draw:frame>
        <draw:frame presentation:style-name="pr8" draw:text-style-name="P7" draw:layer="layout" svg:width="25.199cm" svg:height="11.395cm" svg:x="1.4cm" svg:y="3.155cm" presentation:class="subtitle" presentation:user-transformed="true">
          <draw:text-box>
            <text:p text:style-name="P4">Linus Torvalds (narozen 28. prosince 1969 ve Finsku) je programátor známý především pro napsání Linuxového kernelu. Jméno Linux mu přišlo až moc egoistické a tak chtěl svůj OS pojmenovat Freax. Než však jméno změnil, přemluvil jej kamarád Ari Lemmke, aby jej nahrál na síť a umožnil tak jeho snadné stažení. Ari, nespokojený s názvem Freax, pojmenoval Linusův adresář na FTP serveru Linux.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0">
        <draw:frame presentation:style-name="pr3" draw:text-style-name="P2" draw:layer="layout" svg:width="25.199cm" svg:height="2.629cm" svg:x="1.4cm" svg:y="0.628cm" presentation:class="title">
          <draw:text-box>
            <text:p>Linus Torvalds</text:p>
          </draw:text-box>
        </draw:frame>
        <draw:frame presentation:style-name="pr4" draw:text-style-name="P7" draw:layer="layout" svg:width="25.199cm" svg:height="9.134cm" svg:x="1.4cm" svg:y="4.285cm" presentation:class="subtitle" presentation:user-transformed="true">
          <draw:text-box>
            <text:p>Do roku 2005 byl kód GNU/Linuxu publikován pomocí BitKeeper který je proprietární a tak se Linus rozhodl vytvořit Git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2-11-02T13:49:00.369856726</meta:creation-date>
    <dc:date>2022-11-04T22:35:09.823658956</dc:date>
    <dc:creator>Vojtěch Vašek</dc:creator>
    <meta:editing-duration>PT2H25M55S</meta:editing-duration>
    <meta:editing-cycles>13</meta:editing-cycles>
    <meta:generator>LibreOffice/7.4.2.3$Linux_X86_64 LibreOffice_project/40$Build-3</meta:generator>
    <meta:document-statistic meta:object-count="58"/>
  </office:meta>
</office:document-meta>
</file>